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8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799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85cm" svg:height="4.634cm" svg:x="1.884cm" svg:y="1.622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0.933cm" svg:y1="7.121cm" svg:x2="6.878cm" svg:y2="7.121cm">
          <text:p/>
        </draw:line>
        <draw:line draw:style-name="gr2" draw:text-style-name="P1" draw:layer="controls" svg:x1="0.938cm" svg:y1="7.116cm" svg:x2="0.938cm" svg:y2="1.524cm">
          <text:p/>
        </draw:line>
        <draw:frame draw:style-name="gr3" draw:text-style-name="P3" draw:layer="controls" svg:width="2.339cm" svg:height="1.128cm" svg:x="0.852cm" svg:y="0.65cm">
          <draw:text-box>
            <text:p><text:span text:style-name="T2">(a, b)</text:span></text:p>
          </draw:text-box>
        </draw:frame>
        <draw:frame draw:style-name="gr4" draw:text-style-name="P3" draw:layer="controls" svg:width="2.299cm" svg:height="1.128cm" svg:x="5.096cm" svg:y="6.111cm">
          <draw:text-box>
            <text:p><text:span text:style-name="T2">(c, d)</text:span></text:p>
          </draw:text-box>
        </draw:frame>
        <draw:frame draw:style-name="gr3" draw:text-style-name="P3" draw:layer="controls" svg:width="2.339cm" svg:height="1.128cm" svg:x="3.039cm" svg:y="3.383cm">
          <draw:text-box>
            <text:p><text:span text:style-name="T2">(p, q)</text:span></text:p>
          </draw:text-box>
        </draw:frame>
        <draw:custom-shape draw:style-name="gr5" draw:text-style-name="P1" draw:layer="layout" svg:width="2.4cm" svg:height="2.147cm" svg:x="1.875cm" svg:y="4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339cm" svg:height="1.128cm" svg:x="-0.228cm" svg:y="7.043cm">
          <draw:text-box>
            <text:p><text:span text:style-name="T2">(0, 0)</text:span></text:p>
          </draw:text-box>
        </draw:frame>
        <draw:custom-shape draw:style-name="gr1" draw:text-style-name="P2" draw:layer="layout" svg:width="4.185cm" svg:height="4.634cm" svg:x="9.437cm" svg:y="1.53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777cm" svg:height="2.389cm" svg:x="11.824cm" svg:y="1.50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3" draw:text-style-name="P3" draw:layer="layout" svg:width="2.339cm" svg:height="1.128cm" svg:x="7.325cm" svg:y="6.951cm">
          <draw:text-box>
            <text:p><text:span text:style-name="T2">(0, 0)</text:span></text:p>
          </draw:text-box>
        </draw:frame>
        <draw:line draw:style-name="gr2" draw:text-style-name="P1" draw:layer="layout" svg:x1="8.486cm" svg:y1="7.029cm" svg:x2="14.431cm" svg:y2="7.029cm">
          <text:p/>
        </draw:line>
        <draw:line draw:style-name="gr2" draw:text-style-name="P1" draw:layer="layout" svg:x1="8.491cm" svg:y1="7.024cm" svg:x2="8.491cm" svg:y2="1.432cm">
          <text:p/>
        </draw:line>
        <draw:frame draw:style-name="gr3" draw:text-style-name="P3" draw:layer="layout" svg:width="2.339cm" svg:height="1.128cm" svg:x="8.345cm" svg:y="0.523cm">
          <draw:text-box>
            <text:p><text:span text:style-name="T2">(a, b)</text:span></text:p>
          </draw:text-box>
        </draw:frame>
        <draw:frame draw:style-name="gr4" draw:text-style-name="P3" draw:layer="layout" svg:width="2.299cm" svg:height="1.128cm" svg:x="12.589cm" svg:y="5.969cm">
          <draw:text-box>
            <text:p><text:span text:style-name="T2">(c, d)</text:span></text:p>
          </draw:text-box>
        </draw:frame>
        <draw:frame draw:style-name="gr3" draw:text-style-name="P3" draw:layer="layout" svg:width="2.339cm" svg:height="1.128cm" svg:x="10.592cm" svg:y="3.291cm">
          <draw:text-box>
            <text:p><text:span text:style-name="T2">(p, q)</text:span></text:p>
          </draw:text-box>
        </draw:frame>
        <draw:frame draw:style-name="gr6" draw:text-style-name="P3" draw:layer="layout" svg:width="3.203cm" svg:height="0.962cm" svg:x="2.274cm" svg:y="8.255cm">
          <draw:text-box>
            <text:p><text:span text:style-name="T2">f(p, q) &lt; z</text:span></text:p>
          </draw:text-box>
        </draw:frame>
        <draw:frame draw:style-name="gr6" draw:text-style-name="P3" draw:layer="layout" svg:width="3.203cm" svg:height="0.962cm" svg:x="9.668cm" svg:y="8.255cm">
          <draw:text-box>
            <text:p><text:span text:style-name="T2">f(p, q) &gt; 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7T11:57:34</dc:date>
    <meta:editing-duration>P4DT8H7M54S</meta:editing-duration>
    <meta:editing-cycles>10</meta:editing-cycles>
    <meta:generator>LibreOffice/3.5$MacOSX_x86 LibreOffice_project/e0fbe70-dcba98b-297ab39-994e618-0f858f0</meta:generator>
    <meta:document-statistic meta:object-count="18"/>
  </office:meta>
</office:document-meta>
</file>